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size-asian="10pt" style:font-size-complex="10pt"/>
    </style:style>
    <style:style style:name="P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size-asian="10pt" style:font-size-complex="10pt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size-asian="10pt" style:font-size-complex="10pt"/>
    </style:style>
    <style:style style:name="T1" style:family="text">
      <style:text-properties fo:color="#00ae00"/>
    </style:style>
    <style:style style:name="T2" style:family="text">
      <style:text-properties fo:color="#00ae00" style:font-name-asian="Courier New" style:font-name-complex="Courier New"/>
    </style:style>
    <style:style style:name="T3" style:family="text">
      <style:text-properties style:font-name-asian="Courier New" style:font-name-complex="Courier New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fo:color="#7f0055" fo:font-weight="bold" style:font-name-asian="Courier New" style:font-weight-asian="bold" style:font-name-complex="Courier New" style:font-weight-complex="bold"/>
    </style:style>
    <style:style style:name="T6" style:family="text">
      <style:text-properties fo:color="#000000"/>
    </style:style>
    <style:style style:name="T7" style:family="text">
      <style:text-properties fo:color="#0000c0"/>
    </style:style>
    <style:style style:name="T8" style:family="text">
      <style:text-properties style:use-window-font-color="true" style:font-name-asian="Courier New" style:font-name-complex="Courier New"/>
    </style:style>
    <style:style style:name="T9" style:family="text">
      <style:text-properties fo:color="#896612"/>
    </style:style>
    <style:style style:name="T10" style:family="text">
      <style:text-properties fo:color="#896612" style:font-name-asian="Courier New" style:font-name-complex="Courier New"/>
    </style:style>
    <style:style style:name="T11" style:family="text">
      <style:text-properties fo:color="#008080"/>
    </style:style>
    <style:style style:name="T12" style:family="text">
      <style:text-properties fo:color="#3f7f7f"/>
    </style:style>
    <style:style style:name="T13" style:family="text">
      <style:text-properties fo:color="#7f007f"/>
    </style:style>
    <style:style style:name="T14" style:family="text">
      <style:text-properties fo:color="#2a00ff" fo:font-style="italic" style:font-style-asian="italic" style:font-style-complex="italic"/>
    </style:style>
    <style:style style:name="T15" style:family="text">
      <style:text-properties fo:color="#808080"/>
    </style:style>
    <style:style style:name="T16" style:family="text">
      <style:text-properties fo:color="#2a00e1" fo:font-style="italic" style:font-style-asian="italic" style:font-style-complex="italic"/>
    </style:style>
    <style:style style:name="T17" style:family="text">
      <style:text-properties style:font-name="Arial" style:font-name-asian="Courier New" style:font-name-complex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odanie routingu:</text:p>
      <text:p text:style-name="P1">src/Application/ShopBundle/Resources/config/routing.yml</text:p>
      <text:p text:style-name="P1"/>
      <text:p text:style-name="P2">application_shop_order:</text:p>
      <text:p text:style-name="P8"><text:s text:c="4"/>resource: "@ApplicationShopBundle/Resources/config/routing/order.yml"</text:p>
      <text:p text:style-name="P9"><text:span text:style-name="T3"><text:s text:c="4"/>prefix: <text:s text:c="2"/>/order</text:span></text:p>
      <text:p text:style-name="P1"/>
      <text:p text:style-name="P1">2. </text:p>
      <text:p text:style-name="P1">src/Application/ShopBundle/Resources/config/routing/<text:span text:style-name="T1">order.yml</text:span></text:p>
      <text:p text:style-name="P1"/>
      <text:p text:style-name="P2">application_order_cart:</text:p>
      <text:p text:style-name="P8"><text:s text:c="4"/>path: <text:s text:c="4"/>/cart</text:p>
      <text:p text:style-name="P8"><text:s text:c="4"/>defaults: { _controller: "ApplicationShopBundle:Order:cart" }</text:p>
      <text:p text:style-name="P4"><text:span text:style-name="T3"/></text:p>
      <text:p text:style-name="P5"><text:span text:style-name="T3">3. Dodanie kontrolera:</text:span></text:p>
      <text:p text:style-name="P5"><text:span text:style-name="T3">src/Application/ShopBundle/Controller/</text:span><text:span text:style-name="T2">OrderController.php</text:span></text:p>
      <text:p text:style-name="P5"><text:span text:style-name="T3"/></text:p>
      <text:p text:style-name="P6">&lt;?php</text:p>
      <text:p text:style-name="P3"/>
      <text:p text:style-name="P7">namespace Application\ShopBundle\Controller;</text:p>
      <text:p text:style-name="P3"/>
      <text:p text:style-name="P3"><text:span text:style-name="T4">use </text:span><text:span text:style-name="T6">Symfony\Bundle\FrameworkBundle\Controller\Controller;</text:span></text:p>
      <text:p text:style-name="P3"/>
      <text:p text:style-name="P3"><text:span text:style-name="T4">class </text:span><text:span text:style-name="T6">OrderController </text:span><text:span text:style-name="T4">extends </text:span><text:span text:style-name="T6">Controller</text:span></text:p>
      <text:p text:style-name="P7">{</text:p>
      <text:p text:style-name="P3"><text:span text:style-name="T6"><text:s text:c="4"/></text:span><text:span text:style-name="T4">public function </text:span><text:span text:style-name="T6">cartAction()</text:span></text:p>
      <text:p text:style-name="P7"><text:s text:c="4"/>{</text:p>
      <text:p text:style-name="P3"><text:span text:style-name="T6"><text:s text:c="8"/></text:span><text:span text:style-name="T4">return </text:span><text:span text:style-name="T6">$this-&gt;render(</text:span><text:span text:style-name="T7">'ApplicationShopBundle:Order:cart.html.twig'</text:span><text:span text:style-name="T6">);</text:span></text:p>
      <text:p text:style-name="P7"><text:s text:c="4"/>}</text:p>
      <text:p text:style-name="P7">}</text:p>
      <text:p text:style-name="P5"/>
      <text:p text:style-name="P5"><text:span text:style-name="T3">4. Dodanie template:</text:span></text:p>
      <text:p text:style-name="P5"><text:span text:style-name="T8">src/Application/ShopBundle/Resources/views/</text:span><text:span text:style-name="T2">Order/cart.html.twig</text:span></text:p>
      <text:p text:style-name="P5"><text:span text:style-name="T3"/></text:p>
      <text:p text:style-name="P3"><text:span text:style-name="T9">{%</text:span><text:span text:style-name="T4"> extends </text:span><text:span text:style-name="T7">'ApplicationShopBundle::layout.html.twig'</text:span><text:span text:style-name="T4"> </text:span><text:span text:style-name="T9">%}</text:span></text:p>
      <text:p text:style-name="P3"/>
      <text:p text:style-name="P3"><text:span text:style-name="T9">{%</text:span><text:span text:style-name="T4"> block </text:span><text:span text:style-name="T6">title</text:span><text:span text:style-name="T4"> </text:span><text:span text:style-name="T9">%}</text:span><text:span text:style-name="T6">Cart</text:span><text:span text:style-name="T9">{%</text:span><text:span text:style-name="T4"> endblock </text:span><text:span text:style-name="T9">%}</text:span></text:p>
      <text:p text:style-name="P3"><text:span text:style-name="T9">{%</text:span><text:span text:style-name="T4"> block </text:span><text:span text:style-name="T6">stylesheets</text:span><text:span text:style-name="T4"> </text:span><text:span text:style-name="T9">%}{%</text:span><text:span text:style-name="T4"> endblock </text:span><text:span text:style-name="T9">%}</text:span></text:p>
      <text:p text:style-name="P3"><text:span text:style-name="T9">{%</text:span><text:span text:style-name="T4"> block </text:span><text:span text:style-name="T6">javascripts</text:span><text:span text:style-name="T4"> </text:span><text:span text:style-name="T9">%}{%</text:span><text:span text:style-name="T4"> endblock </text:span><text:span text:style-name="T9">%}</text:span></text:p>
      <text:p text:style-name="P3"/>
      <text:p text:style-name="P3"><text:span text:style-name="T9">{%</text:span><text:span text:style-name="T4"> block </text:span><text:span text:style-name="T6">body</text:span><text:span text:style-name="T4"> </text:span><text:span text:style-name="T9">%}</text:span></text:p>
      <text:p text:style-name="P3"><text:span text:style-name="T11">&lt;</text:span><text:span text:style-name="T12">div</text:span> <text:span text:style-name="T13">class</text:span><text:span text:style-name="T6">=</text:span><text:span text:style-name="T14">"container"</text:span><text:span text:style-name="T11">&gt;</text:span></text:p>
      <text:p text:style-name="P3"><text:span text:style-name="T6"><text:s text:c="4"/></text:span><text:span text:style-name="T11">&lt;</text:span><text:span text:style-name="T12">div</text:span> <text:span text:style-name="T13">class</text:span><text:span text:style-name="T6">=</text:span><text:span text:style-name="T14">"row"</text:span><text:span text:style-name="T11">&gt;</text:span><text:span text:style-name="T6"> <text:s text:c="3"/></text:span></text:p>
      <text:p text:style-name="P3"><text:span text:style-name="T6"><text:s text:c="4"/><text:tab/></text:span><text:span text:style-name="T11">&lt;</text:span><text:span text:style-name="T12">div</text:span> <text:span text:style-name="T13">class</text:span><text:span text:style-name="T6">=</text:span><text:span text:style-name="T14">"col-lg-12"</text:span><text:span text:style-name="T11">&gt;</text:span></text:p>
      <text:p text:style-name="P3"><text:span text:style-name="T6"><text:s text:c="4"/><text:tab/><text:tab/></text:span><text:span text:style-name="T11">&lt;</text:span><text:span text:style-name="T12">ul</text:span> <text:span text:style-name="T13">class</text:span><text:span text:style-name="T6">=</text:span><text:span text:style-name="T14">"breadcrumb"</text:span><text:span text:style-name="T11">&gt;</text:span></text:p>
      <text:p text:style-name="P3"><text:span text:style-name="T6"><text:s text:c="16"/></text:span><text:span text:style-name="T11">&lt;</text:span><text:span text:style-name="T12">li</text:span><text:span text:style-name="T11">&gt;&lt;</text:span><text:span text:style-name="T12">a</text:span> <text:span text:style-name="T13">href</text:span><text:span text:style-name="T6">=</text:span>"<text:span text:style-name="T9">{{</text:span><text:span text:style-name="T4"> </text:span><text:span text:style-name="T6">path</text:span><text:span text:style-name="T15">(</text:span><text:span text:style-name="T7">'application_shop_start'</text:span><text:span text:style-name="T15">)</text:span><text:span text:style-name="T4"> </text:span><text:span text:style-name="T9">}}</text:span>"<text:span text:style-name="T11">&gt;</text:span><text:span text:style-name="T6">Start</text:span><text:span text:style-name="T11">&lt;/</text:span><text:span text:style-name="T12">a</text:span><text:span text:style-name="T11">&gt;&lt;/</text:span><text:span text:style-name="T12">li</text:span><text:span text:style-name="T11">&gt;</text:span></text:p>
      <text:p text:style-name="P3"><text:span text:style-name="T6"><text:s text:c="16"/></text:span><text:span text:style-name="T11">&lt;</text:span><text:span text:style-name="T12">li</text:span> <text:span text:style-name="T13">class</text:span><text:span text:style-name="T6">=</text:span><text:span text:style-name="T14">"active"</text:span><text:span text:style-name="T11">&gt;</text:span><text:span text:style-name="T6">Cart</text:span><text:span text:style-name="T11">&lt;/</text:span><text:span text:style-name="T12">li</text:span><text:span text:style-name="T11">&gt;</text:span></text:p>
      <text:p text:style-name="P3"><text:span text:style-name="T6"><text:s text:c="12"/></text:span><text:span text:style-name="T11">&lt;/</text:span><text:span text:style-name="T12">ul</text:span><text:span text:style-name="T11">&gt;</text:span></text:p>
      <text:p text:style-name="P3"><text:span text:style-name="T6"><text:s text:c="4"/><text:tab/></text:span><text:span text:style-name="T11">&lt;/</text:span><text:span text:style-name="T12">div</text:span><text:span text:style-name="T11">&gt;</text:span></text:p>
      <text:p text:style-name="P3"><text:span text:style-name="T6"><text:s text:c="4"/></text:span><text:span text:style-name="T11">&lt;/</text:span><text:span text:style-name="T12">div</text:span><text:span text:style-name="T11">&gt;</text:span></text:p>
      <text:p text:style-name="P3"><text:span text:style-name="T6"><text:s text:c="4"/></text:span><text:span text:style-name="T11">&lt;</text:span><text:span text:style-name="T12">div</text:span> <text:span text:style-name="T13">class</text:span><text:span text:style-name="T6">=</text:span><text:span text:style-name="T14">"row"</text:span><text:span text:style-name="T11">&gt;</text:span></text:p>
      <text:p text:style-name="P3"><text:span text:style-name="T6"><text:s text:c="4"/><text:tab/></text:span><text:span text:style-name="T11">&lt;</text:span><text:span text:style-name="T12">div</text:span> <text:span text:style-name="T13">class</text:span><text:span text:style-name="T6">=</text:span><text:span text:style-name="T14">"col-lg-12"</text:span><text:span text:style-name="T11">&gt;</text:span></text:p>
      <text:p text:style-name="P3"><text:span text:style-name="T6"><text:s text:c="4"/><text:tab/><text:tab/></text:span><text:span text:style-name="T11">&lt;</text:span><text:span text:style-name="T12">form</text:span> <text:span text:style-name="T13">role</text:span><text:span text:style-name="T6">=</text:span><text:span text:style-name="T14">"form"</text:span><text:span text:style-name="T11">&gt;</text:span></text:p>
      <text:p text:style-name="P3"><text:span text:style-name="T6"><text:s text:c="4"/><text:tab/><text:tab/></text:span><text:span text:style-name="T11">&lt;</text:span><text:span text:style-name="T12">div</text:span> <text:span text:style-name="T13">class</text:span><text:span text:style-name="T6">=</text:span><text:span text:style-name="T14">"table-responsive"</text:span><text:span text:style-name="T11">&gt;</text:span></text:p>
      <text:p text:style-name="P3"><text:span text:style-name="T6"><text:tab/> <text:s text:c="3"/><text:tab/><text:tab/></text:span><text:span text:style-name="T11">&lt;</text:span><text:span text:style-name="T12">table</text:span> <text:span text:style-name="T13">class</text:span><text:span text:style-name="T6">=</text:span><text:span text:style-name="T14">"table table-striped table-hover"</text:span><text:span text:style-name="T11">&gt;</text:span></text:p>
      <text:p text:style-name="P3"><text:span text:style-name="T6"><text:tab/> <text:s text:c="3"/><text:tab/><text:tab/><text:tab/></text:span><text:span text:style-name="T11">&lt;</text:span><text:span text:style-name="T12">thead</text:span><text:span text:style-name="T11">&gt;</text:span></text:p>
      <text:p text:style-name="P3"><text:span text:style-name="T6"><text:tab/> <text:s text:c="3"/><text:tab/><text:tab/><text:tab/><text:tab/></text:span><text:span text:style-name="T11">&lt;</text:span><text:span text:style-name="T12">tr</text:span><text:span text:style-name="T11">&gt;</text:span></text:p>
      <text:p text:style-name="P3"><text:span text:style-name="T6"><text:tab/> <text:s text:c="3"/><text:tab/><text:tab/><text:tab/><text:tab/><text:tab/></text:span><text:span text:style-name="T11">&lt;</text:span><text:span text:style-name="T12">th</text:span><text:span text:style-name="T11">&gt;</text:span><text:span text:style-name="T6">Product</text:span><text:span text:style-name="T11">&lt;/</text:span><text:span text:style-name="T12">th</text:span><text:span text:style-name="T11">&gt;</text:span></text:p>
      <text:p text:style-name="P3"><text:span text:style-name="T6"><text:tab/> <text:s text:c="3"/><text:tab/><text:tab/><text:tab/><text:tab/><text:tab/></text:span><text:span text:style-name="T11">&lt;</text:span><text:span text:style-name="T12">th</text:span><text:span text:style-name="T11">&gt;</text:span><text:span text:style-name="T6">Quantity</text:span><text:span text:style-name="T11">&lt;/</text:span><text:span text:style-name="T12">th</text:span><text:span text:style-name="T11">&gt;</text:span></text:p>
      <text:p text:style-name="P3"><text:span text:style-name="T6"><text:tab/> <text:s text:c="3"/><text:tab/><text:tab/><text:tab/><text:tab/><text:tab/></text:span><text:span text:style-name="T11">&lt;</text:span><text:span text:style-name="T12">th</text:span><text:span text:style-name="T11">&gt;</text:span><text:span text:style-name="T6">Price</text:span><text:span text:style-name="T11">&lt;/</text:span><text:span text:style-name="T12">th</text:span><text:span text:style-name="T11">&gt;</text:span></text:p>
      <text:p text:style-name="P3"><text:span text:style-name="T6"><text:tab/> <text:s text:c="3"/><text:tab/><text:tab/><text:tab/><text:tab/><text:tab/></text:span><text:span text:style-name="T11">&lt;</text:span><text:span text:style-name="T12">th</text:span><text:span text:style-name="T11">&gt;</text:span><text:span text:style-name="T6">Subtotal</text:span><text:span text:style-name="T11">&lt;/</text:span><text:span text:style-name="T12">th</text:span><text:span text:style-name="T11">&gt;</text:span></text:p>
      <text:p text:style-name="P3"><text:span text:style-name="T6"><text:tab/> <text:s text:c="3"/><text:tab/><text:tab/><text:tab/><text:tab/><text:tab/></text:span><text:span text:style-name="T11">&lt;</text:span><text:span text:style-name="T12">th</text:span><text:span text:style-name="T11">&gt;&lt;/</text:span><text:span text:style-name="T12">th</text:span><text:span text:style-name="T11">&gt;</text:span></text:p>
      <text:p text:style-name="P3"><text:soft-page-break/><text:span text:style-name="T6"><text:tab/> <text:s text:c="3"/><text:tab/><text:tab/><text:tab/><text:tab/></text:span><text:span text:style-name="T11">&lt;/</text:span><text:span text:style-name="T12">tr</text:span><text:span text:style-name="T11">&gt;</text:span></text:p>
      <text:p text:style-name="P3"><text:span text:style-name="T6"><text:tab/> <text:s text:c="3"/><text:tab/><text:tab/><text:tab/></text:span><text:span text:style-name="T11">&lt;/</text:span><text:span text:style-name="T12">thead</text:span><text:span text:style-name="T11">&gt;</text:span></text:p>
      <text:p text:style-name="P3"><text:span text:style-name="T6"><text:tab/> <text:s text:c="3"/><text:tab/><text:tab/><text:tab/></text:span><text:span text:style-name="T11">&lt;</text:span><text:span text:style-name="T12">tbody</text:span><text:span text:style-name="T11">&gt;</text:span></text:p>
      <text:p text:style-name="P3"><text:span text:style-name="T6"><text:tab/> <text:s text:c="3"/><text:tab/><text:tab/><text:tab/><text:tab/></text:span><text:span text:style-name="T11">&lt;</text:span><text:span text:style-name="T12">tr</text:span><text:span text:style-name="T11">&gt;</text:span></text:p>
      <text:p text:style-name="P3"><text:span text:style-name="T6"><text:tab/> <text:s text:c="3"/><text:tab/><text:tab/><text:tab/><text:tab/><text:tab/></text:span><text:span text:style-name="T11">&lt;</text:span><text:span text:style-name="T12">td</text:span><text:span text:style-name="T11">&gt;</text:span><text:span text:style-name="T6">ASUS CP6130</text:span><text:span text:style-name="T11">&lt;/</text:span><text:span text:style-name="T12">td</text:span><text:span text:style-name="T11">&gt;</text:span></text:p>
      <text:p text:style-name="P3"><text:span text:style-name="T6"><text:tab/> <text:s text:c="3"/><text:tab/><text:tab/><text:tab/><text:tab/><text:tab/></text:span><text:span text:style-name="T11">&lt;</text:span><text:span text:style-name="T12">td</text:span><text:span text:style-name="T11">&gt;&lt;</text:span><text:span text:style-name="T12">input</text:span> <text:span text:style-name="T13">type</text:span><text:span text:style-name="T6">=</text:span><text:span text:style-name="T14">"text"</text:span> <text:span text:style-name="T13">class</text:span><text:span text:style-name="T6">=</text:span><text:span text:style-name="T14">"form-control input-sm"</text:span> <text:span text:style-name="T13">style</text:span><text:span text:style-name="T6">="</text:span><text:span text:style-name="T13">width</text:span><text:span text:style-name="T6">: </text:span><text:span text:style-name="T16">50px</text:span><text:span text:style-name="T6">;" </text:span><text:span text:style-name="T11">/&gt;&lt;/</text:span><text:span text:style-name="T12">td</text:span><text:span text:style-name="T11">&gt;</text:span></text:p>
      <text:p text:style-name="P3"><text:span text:style-name="T6"><text:tab/> <text:s text:c="3"/><text:tab/><text:tab/><text:tab/><text:tab/><text:tab/></text:span><text:span text:style-name="T11">&lt;</text:span><text:span text:style-name="T12">td</text:span><text:span text:style-name="T11">&gt;</text:span><text:span text:style-name="T6">972.00 zł</text:span><text:span text:style-name="T11">&lt;/</text:span><text:span text:style-name="T12">td</text:span><text:span text:style-name="T11">&gt;</text:span></text:p>
      <text:p text:style-name="P3"><text:span text:style-name="T6"><text:tab/> <text:s text:c="3"/><text:tab/><text:tab/><text:tab/><text:tab/><text:tab/></text:span><text:span text:style-name="T11">&lt;</text:span><text:span text:style-name="T12">td</text:span><text:span text:style-name="T11">&gt;</text:span><text:span text:style-name="T6">529.99 zł</text:span><text:span text:style-name="T11">&lt;/</text:span><text:span text:style-name="T12">td</text:span><text:span text:style-name="T11">&gt;</text:span></text:p>
      <text:p text:style-name="P3"><text:span text:style-name="T6"><text:tab/> <text:s text:c="3"/><text:tab/><text:tab/><text:tab/><text:tab/><text:tab/></text:span><text:span text:style-name="T11">&lt;</text:span><text:span text:style-name="T12">td</text:span> <text:span text:style-name="T13">class</text:span><text:span text:style-name="T6">=</text:span><text:span text:style-name="T14">"text-right"</text:span><text:span text:style-name="T11">&gt;&lt;</text:span><text:span text:style-name="T12">a</text:span> <text:span text:style-name="T13">class</text:span><text:span text:style-name="T6">=</text:span><text:span text:style-name="T14">"btn btn-default btn-sm"</text:span> <text:span text:style-name="T13">href</text:span><text:span text:style-name="T6">=</text:span><text:span text:style-name="T14">""</text:span><text:span text:style-name="T11">&gt;</text:span><text:span text:style-name="T6">Remove</text:span><text:span text:style-name="T11">&lt;/</text:span><text:span text:style-name="T12">a</text:span><text:span text:style-name="T11">&gt;&lt;/</text:span><text:span text:style-name="T12">td</text:span><text:span text:style-name="T11">&gt;</text:span></text:p>
      <text:p text:style-name="P3"><text:span text:style-name="T6"><text:tab/> <text:s text:c="3"/><text:tab/><text:tab/><text:tab/><text:tab/></text:span><text:span text:style-name="T11">&lt;/</text:span><text:span text:style-name="T12">tr</text:span><text:span text:style-name="T11">&gt;</text:span></text:p>
      <text:p text:style-name="P3"><text:span text:style-name="T6"><text:tab/> <text:s text:c="3"/><text:tab/><text:tab/><text:tab/><text:tab/></text:span><text:span text:style-name="T11">&lt;</text:span><text:span text:style-name="T12">tr</text:span><text:span text:style-name="T11">&gt;</text:span></text:p>
      <text:p text:style-name="P3"><text:span text:style-name="T6"><text:tab/> <text:s text:c="3"/><text:tab/><text:tab/><text:tab/><text:tab/><text:tab/></text:span><text:span text:style-name="T11">&lt;</text:span><text:span text:style-name="T12">td</text:span><text:span text:style-name="T11">&gt;</text:span><text:span text:style-name="T6">SAMSUNG Series 7 Chronos 14" Notebook</text:span><text:span text:style-name="T11">&lt;/</text:span><text:span text:style-name="T12">td</text:span><text:span text:style-name="T11">&gt;</text:span></text:p>
      <text:p text:style-name="P3"><text:span text:style-name="T6"><text:tab/> <text:s text:c="3"/><text:tab/><text:tab/><text:tab/><text:tab/><text:tab/></text:span><text:span text:style-name="T11">&lt;</text:span><text:span text:style-name="T12">td</text:span><text:span text:style-name="T11">&gt;&lt;</text:span><text:span text:style-name="T12">input</text:span> <text:span text:style-name="T13">type</text:span><text:span text:style-name="T6">=</text:span><text:span text:style-name="T14">"text"</text:span> <text:span text:style-name="T13">class</text:span><text:span text:style-name="T6">=</text:span><text:span text:style-name="T14">"form-control input-sm"</text:span> <text:span text:style-name="T13">style</text:span><text:span text:style-name="T6">="</text:span><text:span text:style-name="T13">width</text:span><text:span text:style-name="T6">: </text:span><text:span text:style-name="T16">50px</text:span><text:span text:style-name="T6">;" </text:span><text:span text:style-name="T11">/&gt;&lt;/</text:span><text:span text:style-name="T12">td</text:span><text:span text:style-name="T11">&gt;</text:span></text:p>
      <text:p text:style-name="P3"><text:span text:style-name="T6"><text:tab/> <text:s text:c="3"/><text:tab/><text:tab/><text:tab/><text:tab/><text:tab/></text:span><text:span text:style-name="T11">&lt;</text:span><text:span text:style-name="T12">td</text:span><text:span text:style-name="T11">&gt;</text:span><text:span text:style-name="T6">529.99 zł</text:span><text:span text:style-name="T11">&lt;/</text:span><text:span text:style-name="T12">td</text:span><text:span text:style-name="T11">&gt;</text:span></text:p>
      <text:p text:style-name="P3"><text:span text:style-name="T6"><text:tab/> <text:s text:c="3"/><text:tab/><text:tab/><text:tab/><text:tab/><text:tab/></text:span><text:span text:style-name="T11">&lt;</text:span><text:span text:style-name="T12">td</text:span><text:span text:style-name="T11">&gt;</text:span><text:span text:style-name="T6">529.99 zł</text:span><text:span text:style-name="T11">&lt;/</text:span><text:span text:style-name="T12">td</text:span><text:span text:style-name="T11">&gt;</text:span></text:p>
      <text:p text:style-name="P3"><text:span text:style-name="T6"><text:tab/> <text:s text:c="3"/><text:tab/><text:tab/><text:tab/><text:tab/><text:tab/></text:span><text:span text:style-name="T11">&lt;</text:span><text:span text:style-name="T12">td</text:span> <text:span text:style-name="T13">class</text:span><text:span text:style-name="T6">=</text:span><text:span text:style-name="T14">"text-right"</text:span><text:span text:style-name="T11">&gt;&lt;</text:span><text:span text:style-name="T12">a</text:span> <text:span text:style-name="T13">class</text:span><text:span text:style-name="T6">=</text:span><text:span text:style-name="T14">"btn btn-default btn-sm"</text:span> <text:span text:style-name="T13">href</text:span><text:span text:style-name="T6">=</text:span><text:span text:style-name="T14">""</text:span><text:span text:style-name="T11">&gt;</text:span><text:span text:style-name="T6">Remove</text:span><text:span text:style-name="T11">&lt;/</text:span><text:span text:style-name="T12">a</text:span><text:span text:style-name="T11">&gt;&lt;/</text:span><text:span text:style-name="T12">td</text:span><text:span text:style-name="T11">&gt;</text:span></text:p>
      <text:p text:style-name="P3"><text:span text:style-name="T6"><text:tab/> <text:s text:c="3"/><text:tab/><text:tab/><text:tab/><text:tab/></text:span><text:span text:style-name="T11">&lt;/</text:span><text:span text:style-name="T12">tr</text:span><text:span text:style-name="T11">&gt;</text:span></text:p>
      <text:p text:style-name="P3"><text:span text:style-name="T6"><text:tab/> <text:s text:c="3"/><text:tab/><text:tab/><text:tab/></text:span><text:span text:style-name="T11">&lt;/</text:span><text:span text:style-name="T12">tbody</text:span><text:span text:style-name="T11">&gt;</text:span></text:p>
      <text:p text:style-name="P3"><text:span text:style-name="T6"><text:tab/> <text:s text:c="3"/><text:tab/><text:tab/><text:tab/></text:span><text:span text:style-name="T11">&lt;</text:span><text:span text:style-name="T12">tfoot</text:span><text:span text:style-name="T11">&gt;</text:span></text:p>
      <text:p text:style-name="P3"><text:span text:style-name="T6"><text:tab/> <text:s text:c="3"/><text:tab/><text:tab/><text:tab/><text:tab/></text:span><text:span text:style-name="T11">&lt;</text:span><text:span text:style-name="T12">tr</text:span><text:span text:style-name="T11">&gt;</text:span></text:p>
      <text:p text:style-name="P3"><text:span text:style-name="T6"><text:tab/> <text:s text:c="3"/><text:tab/><text:tab/><text:tab/><text:tab/><text:tab/></text:span><text:span text:style-name="T11">&lt;</text:span><text:span text:style-name="T12">th</text:span> <text:span text:style-name="T13">colspan</text:span><text:span text:style-name="T6">=</text:span><text:span text:style-name="T14">"3"</text:span><text:span text:style-name="T11">&gt;</text:span><text:span text:style-name="T6">Subtotal</text:span><text:span text:style-name="T11">&lt;/</text:span><text:span text:style-name="T12">th</text:span><text:span text:style-name="T11">&gt;</text:span></text:p>
      <text:p text:style-name="P3"><text:span text:style-name="T6"><text:tab/> <text:s text:c="3"/><text:tab/><text:tab/><text:tab/><text:tab/><text:tab/></text:span><text:span text:style-name="T11">&lt;</text:span><text:span text:style-name="T12">th</text:span> <text:span text:style-name="T13">colspan</text:span><text:span text:style-name="T6">=</text:span><text:span text:style-name="T14">"2"</text:span><text:span text:style-name="T11">&gt;</text:span><text:span text:style-name="T6">2000 zł</text:span><text:span text:style-name="T11">&lt;/</text:span><text:span text:style-name="T12">th</text:span><text:span text:style-name="T11">&gt;</text:span></text:p>
      <text:p text:style-name="P3"><text:span text:style-name="T6"><text:tab/> <text:s text:c="3"/><text:tab/><text:tab/><text:tab/><text:tab/></text:span><text:span text:style-name="T11">&lt;/</text:span><text:span text:style-name="T12">tr</text:span><text:span text:style-name="T11">&gt;</text:span></text:p>
      <text:p text:style-name="P3"><text:span text:style-name="T6"><text:tab/> <text:s text:c="3"/><text:tab/><text:tab/><text:tab/></text:span><text:span text:style-name="T11">&lt;/</text:span><text:span text:style-name="T12">tfoot</text:span><text:span text:style-name="T11">&gt;</text:span></text:p>
      <text:p text:style-name="P3"><text:span text:style-name="T6"><text:tab/> <text:s text:c="3"/><text:tab/><text:tab/></text:span><text:span text:style-name="T11">&lt;/</text:span><text:span text:style-name="T12">table</text:span><text:span text:style-name="T11">&gt;</text:span></text:p>
      <text:p text:style-name="P3"><text:span text:style-name="T6"><text:s text:c="4"/><text:tab/><text:tab/></text:span><text:span text:style-name="T11">&lt;/</text:span><text:span text:style-name="T12">div</text:span><text:span text:style-name="T11">&gt;</text:span></text:p>
      <text:p text:style-name="P3"><text:span text:style-name="T6"><text:s text:c="4"/><text:tab/><text:tab/></text:span><text:span text:style-name="T11">&lt;/</text:span><text:span text:style-name="T12">form</text:span><text:span text:style-name="T11">&gt;</text:span></text:p>
      <text:p text:style-name="P3"><text:span text:style-name="T6"><text:s text:c="4"/><text:tab/></text:span><text:span text:style-name="T11">&lt;/</text:span><text:span text:style-name="T12">div</text:span><text:span text:style-name="T11">&gt;</text:span></text:p>
      <text:p text:style-name="P3"><text:span text:style-name="T6"><text:s text:c="4"/></text:span><text:span text:style-name="T11">&lt;/</text:span><text:span text:style-name="T12">div</text:span><text:span text:style-name="T11">&gt;</text:span></text:p>
      <text:p text:style-name="P3"><text:span text:style-name="T6"><text:s text:c="4"/></text:span><text:span text:style-name="T11">&lt;</text:span><text:span text:style-name="T12">div</text:span> <text:span text:style-name="T13">class</text:span><text:span text:style-name="T6">=</text:span><text:span text:style-name="T14">"row"</text:span><text:span text:style-name="T11">&gt;</text:span></text:p>
      <text:p text:style-name="P3"><text:span text:style-name="T6"><text:s text:c="4"/><text:tab/></text:span><text:span text:style-name="T11">&lt;</text:span><text:span text:style-name="T12">div</text:span> <text:span text:style-name="T13">class</text:span><text:span text:style-name="T6">=</text:span><text:span text:style-name="T14">"col-md-6"</text:span><text:span text:style-name="T11">&gt;</text:span></text:p>
      <text:p text:style-name="P3"><text:span text:style-name="T6"><text:s text:c="4"/><text:tab/><text:tab/></text:span><text:span text:style-name="T11">&lt;</text:span><text:span text:style-name="T12">a</text:span> <text:span text:style-name="T13">class</text:span><text:span text:style-name="T6">=</text:span><text:span text:style-name="T14">"btn btn-default"</text:span> <text:span text:style-name="T13">href</text:span><text:span text:style-name="T6">=</text:span>"<text:span text:style-name="T9">{{</text:span><text:span text:style-name="T4"> </text:span><text:span text:style-name="T6">path</text:span><text:span text:style-name="T15">(</text:span><text:span text:style-name="T7">'application_product'</text:span><text:span text:style-name="T15">)</text:span><text:span text:style-name="T4"> </text:span><text:span text:style-name="T9">}}</text:span>"<text:span text:style-name="T11">&gt;</text:span><text:span text:style-name="T6">Continue Shopping</text:span><text:span text:style-name="T11">&lt;/</text:span><text:span text:style-name="T12">a</text:span><text:span text:style-name="T11">&gt;</text:span></text:p>
      <text:p text:style-name="P3"><text:span text:style-name="T6"><text:s text:c="4"/><text:tab/><text:tab/></text:span><text:span text:style-name="T11">&lt;</text:span><text:span text:style-name="T12">a</text:span> <text:span text:style-name="T13">class</text:span><text:span text:style-name="T6">=</text:span><text:span text:style-name="T14">"btn btn-default"</text:span> <text:span text:style-name="T13">href</text:span><text:span text:style-name="T6">=</text:span><text:span text:style-name="T14">"#"</text:span><text:span text:style-name="T11">&gt;</text:span><text:span text:style-name="T6">Update basket</text:span><text:span text:style-name="T11">&lt;/</text:span><text:span text:style-name="T12">a</text:span><text:span text:style-name="T11">&gt;</text:span></text:p>
      <text:p text:style-name="P3"><text:span text:style-name="T6"><text:s text:c="4"/><text:tab/></text:span><text:span text:style-name="T11">&lt;/</text:span><text:span text:style-name="T12">div</text:span><text:span text:style-name="T11">&gt;</text:span></text:p>
      <text:p text:style-name="P3"><text:span text:style-name="T6"><text:s text:c="4"/><text:tab/></text:span><text:span text:style-name="T11">&lt;</text:span><text:span text:style-name="T12">div</text:span> <text:span text:style-name="T13">class</text:span><text:span text:style-name="T6">=</text:span><text:span text:style-name="T14">"col-md-6 text-right"</text:span><text:span text:style-name="T11">&gt;</text:span></text:p>
      <text:p text:style-name="P3"><text:span text:style-name="T6"><text:s text:c="4"/><text:tab/><text:tab/></text:span><text:span text:style-name="T11">&lt;</text:span><text:span text:style-name="T12">a</text:span> <text:span text:style-name="T13">class</text:span><text:span text:style-name="T6">=</text:span><text:span text:style-name="T14">"btn btn-primary"</text:span> <text:span text:style-name="T13">href</text:span><text:span text:style-name="T6">=</text:span><text:span text:style-name="T14">"#"</text:span><text:span text:style-name="T11">&gt;</text:span><text:span text:style-name="T6">Proceed to Checkout</text:span><text:span text:style-name="T11">&lt;/</text:span><text:span text:style-name="T12">a</text:span><text:span text:style-name="T11">&gt;</text:span></text:p>
      <text:p text:style-name="P3"><text:span text:style-name="T6"><text:s text:c="4"/><text:tab/></text:span><text:span text:style-name="T11">&lt;/</text:span><text:span text:style-name="T12">div</text:span><text:span text:style-name="T11">&gt;</text:span></text:p>
      <text:p text:style-name="P3"><text:span text:style-name="T6"><text:s text:c="4"/></text:span><text:span text:style-name="T11">&lt;/</text:span><text:span text:style-name="T12">div</text:span><text:span text:style-name="T11">&gt;</text:span></text:p>
      <text:p text:style-name="P3"><text:span text:style-name="T11">&lt;/</text:span><text:span text:style-name="T12">div</text:span><text:span text:style-name="T11">&gt;</text:span><text:span text:style-name="T6"><text:tab/></text:span></text:p>
      <text:p text:style-name="P4"><text:span text:style-name="T10">{%</text:span><text:span text:style-name="T5"> endblock </text:span><text:span text:style-name="T10">%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42M21S</meta:editing-duration>
    <meta:editing-cycles>9</meta:editing-cycles>
    <meta:generator>OpenOffice.org/3.3$Win32 OpenOffice.org_project/330m20$Build-9567</meta:generator>
    <dc:date>2015-06-22T13:48:04.13</dc:date>
    <dc:creator>szymon idczak</dc:creator>
    <meta:document-statistic meta:table-count="0" meta:image-count="0" meta:object-count="0" meta:page-count="2" meta:paragraph-count="90" meta:word-count="203" meta:character-count="2780"/>
    <meta:user-defined meta:name="Info 1"/>
    <meta:user-defined meta:name="Info 2"/>
    <meta:user-defined meta:name="Info 3"/>
    <meta:user-defined meta:name="Info 4"/>
  </office:meta>
</office:document-meta>
</file>